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aterials" style:family="table">
      <style:table-properties style:width="6.6924in" table:align="margins"/>
    </style:style>
    <style:style style:name="Materials.A" style:family="table-column">
      <style:table-column-properties style:column-width="1.691in" style:rel-column-width="2435*"/>
    </style:style>
    <style:style style:name="Materials.B" style:family="table-column">
      <style:table-column-properties style:column-width="0.3861in" style:rel-column-width="556*"/>
    </style:style>
    <style:style style:name="Materials.C" style:family="table-column">
      <style:table-column-properties style:column-width="3.8174in" style:rel-column-width="5497*"/>
    </style:style>
    <style:style style:name="Materials.D" style:family="table-column">
      <style:table-column-properties style:column-width="0.7979in" style:rel-column-width="1149*"/>
    </style:style>
    <style:style style:name="Materials.A1" style:family="table-cell">
      <style:table-cell-properties fo:background-color="#9999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Materials.D1" style:family="table-cell">
      <style:table-cell-properties fo:background-color="#999999" fo:padding="0.0382in" fo:border="0.0007in solid #000000">
        <style:background-image/>
      </style:table-cell-properties>
    </style:style>
    <style:style style:name="Materials.A2" style:family="table-cell">
      <style:table-cell-properties fo:padding="0.0382in" fo:border-left="0.0007in solid #000000" fo:border-right="none" fo:border-top="none" fo:border-bottom="0.0007in solid #000000"/>
    </style:style>
    <style:style style:name="Materials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Materials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Materials.A6" style:family="table-cell">
      <style:table-cell-properties fo:background-color="#999999" fo:padding="0.0382in" fo:border-left="0.0007in solid #000000" fo:border-right="none" fo:border-top="none" fo:border-bottom="0.0007in solid #000000">
        <style:background-image/>
      </style:table-cell-properties>
    </style:style>
    <style:style style:name="Materials.D6" style:family="table-cell">
      <style:table-cell-properties fo:background-color="#999999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Materials" table:style-name="Materials">
        <table:table-column table:style-name="Materials.A"/>
        <table:table-column table:style-name="Materials.B"/>
        <table:table-column table:style-name="Materials.C"/>
        <table:table-column table:style-name="Materials.D"/>
        <table:table-row>
          <table:table-cell table:style-name="Materials.A1" office:value-type="string">
            <text:p text:style-name="Table_20_Contents">Item (Granular display)</text:p>
          </table:table-cell>
          <table:table-cell table:style-name="Materials.A1" office:value-type="string">
            <text:p text:style-name="Table_20_Contents">Qty.</text:p>
          </table:table-cell>
          <table:table-cell table:style-name="Materials.A1" office:value-type="string">
            <text:p text:style-name="Table_20_Contents">Purpose</text:p>
          </table:table-cell>
          <table:table-cell table:style-name="Materials.D1" office:value-type="string">
            <text:p text:style-name="Table_20_Contents">Reference</text:p>
          </table:table-cell>
        </table:table-row>
        <table:table-row>
          <table:table-cell table:style-name="Materials.A2" office:value-type="string">
            <text:p text:style-name="Table_20_Contents">Arduino Mega (Atmega2560)</text:p>
          </table:table-cell>
          <table:table-cell table:style-name="Materials.B2" office:value-type="float" office:value="1">
            <text:p text:style-name="Table_20_Contents">1</text:p>
          </table:table-cell>
          <table:table-cell table:style-name="Materials.A2" office:value-type="string">
            <text:p text:style-name="Table_20_Contents">Microcontroller.</text:p>
            <text:p text:style-name="Table_20_Contents">54 I/Os for motor drivers and future expansion.</text:p>
          </table:table-cell>
          <table:table-cell table:style-name="Materials.D2" office:value-type="string">
            <text:p text:style-name="Table_20_Contents"><text:a xlink:type="simple" xlink:href="https://www.sparkfun.com/products/11061" text:style-name="Internet_20_link" text:visited-style-name="Visited_20_Internet_20_Link">Link</text:a></text:p>
          </table:table-cell>
        </table:table-row>
        <table:table-row>
          <table:table-cell table:style-name="Materials.A2" office:value-type="string">
            <text:p text:style-name="Table_20_Contents">MOSFETs</text:p>
          </table:table-cell>
          <table:table-cell table:style-name="Materials.B2" office:value-type="float" office:value="2">
            <text:p text:style-name="Table_20_Contents">2</text:p>
          </table:table-cell>
          <table:table-cell table:style-name="Materials.A2" office:value-type="string">
            <text:p text:style-name="Table_20_Contents">Drivers for pump motor and solenoid valve.</text:p>
            <text:p text:style-name="Table_20_Contents">Minimum 1A, 12V.</text:p>
          </table:table-cell>
          <table:table-cell table:style-name="Materials.D2" office:value-type="string">
            <text:p text:style-name="Table_20_Contents"><text:a xlink:type="simple" xlink:href="https://www.sparkfun.com/products/10213" text:style-name="Internet_20_link" text:visited-style-name="Visited_20_Internet_20_Link">Link</text:a></text:p>
          </table:table-cell>
        </table:table-row>
        <table:table-row>
          <table:table-cell table:style-name="Materials.A2" office:value-type="string">
            <text:p text:style-name="Table_20_Contents">Solenoid valve</text:p>
          </table:table-cell>
          <table:table-cell table:style-name="Materials.B2" office:value-type="float" office:value="1">
            <text:p text:style-name="Table_20_Contents">1</text:p>
          </table:table-cell>
          <table:table-cell table:style-name="Materials.A2" office:value-type="string">
            <text:p text:style-name="Table_20_Contents">Valve for controlling air tube.</text:p>
          </table:table-cell>
          <table:table-cell table:style-name="Materials.D2" office:value-type="string">
            <text:p text:style-name="Table_20_Contents"/>
          </table:table-cell>
        </table:table-row>
        <table:table-row>
          <table:table-cell table:style-name="Materials.A2" office:value-type="string">
            <text:p text:style-name="Table_20_Contents"/>
          </table:table-cell>
          <table:table-cell table:style-name="Materials.B2">
            <text:p text:style-name="Table_20_Contents"/>
          </table:table-cell>
          <table:table-cell table:style-name="Materials.A2" office:value-type="string">
            <text:p text:style-name="Table_20_Contents"/>
          </table:table-cell>
          <table:table-cell table:style-name="Materials.D2" office:value-type="string">
            <text:p text:style-name="Table_20_Contents"/>
          </table:table-cell>
        </table:table-row>
        <table:table-row>
          <table:table-cell table:style-name="Materials.A6" office:value-type="string">
            <text:p text:style-name="Table_20_Contents">Item (XYZ stage)</text:p>
          </table:table-cell>
          <table:table-cell table:style-name="Materials.A6" office:value-type="string">
            <text:p text:style-name="Table_20_Contents">Qty.</text:p>
          </table:table-cell>
          <table:table-cell table:style-name="Materials.A6" office:value-type="string">
            <text:p text:style-name="Table_20_Contents">Purpose</text:p>
          </table:table-cell>
          <table:table-cell table:style-name="Materials.D6" office:value-type="string">
            <text:p text:style-name="Table_20_Contents">Reference</text:p>
          </table:table-cell>
        </table:table-row>
        <table:table-row>
          <table:table-cell table:style-name="Materials.A2" office:value-type="string">
            <text:p text:style-name="Table_20_Contents">Stepper drivers</text:p>
          </table:table-cell>
          <table:table-cell table:style-name="Materials.B2" office:value-type="float" office:value="3">
            <text:p text:style-name="Table_20_Contents">3</text:p>
          </table:table-cell>
          <table:table-cell table:style-name="Materials.A2" office:value-type="string">
            <text:p text:style-name="Table_20_Contents">Drivers for stepper motors on X, Y, Z axes.</text:p>
          </table:table-cell>
          <table:table-cell table:style-name="Materials.D2" office:value-type="string">
            <text:p text:style-name="Table_20_Contents"><text:a xlink:type="simple" xlink:href="https://www.pololu.com/product/1182" text:style-name="Internet_20_link" text:visited-style-name="Visited_20_Internet_20_Link">Link</text:a></text:p>
          </table:table-cell>
        </table:table-row>
        <table:table-row>
          <table:table-cell table:style-name="Materials.A2" office:value-type="string">
            <text:p text:style-name="Table_20_Contents">Limit switches</text:p>
          </table:table-cell>
          <table:table-cell table:style-name="Materials.B2" office:value-type="float" office:value="3">
            <text:p text:style-name="Table_20_Contents">3</text:p>
          </table:table-cell>
          <table:table-cell table:style-name="Materials.A2" office:value-type="string">
            <text:p text:style-name="Table_20_Contents">For homing X, Y, Z axes.</text:p>
          </table:table-cell>
          <table:table-cell table:style-name="Materials.D2" office:value-type="string">
            <text:p text:style-name="Table_20_Contents"><text:a xlink:type="simple" xlink:href="http://www.ebay.com/itm/5-pc-TEMCo-Micro-Limit-Switch-Lever-Arm-Subminiature-SPDT-Snap-Action-LOT-/191202625167?hash=item2c8490868f:g:exIAAOxyR7tTj4pq" text:style-name="Internet_20_link" text:visited-style-name="Visited_20_Internet_20_Link">Link</text:a></text:p>
          </table:table-cell>
        </table:table-row>
        <table:table-row>
          <table:table-cell table:style-name="Materials.A2" office:value-type="string">
            <text:p text:style-name="Table_20_Contents">Stepper motors</text:p>
          </table:table-cell>
          <table:table-cell table:style-name="Materials.B2" office:value-type="float" office:value="3">
            <text:p text:style-name="Table_20_Contents">3</text:p>
          </table:table-cell>
          <table:table-cell table:style-name="Materials.A2" office:value-type="string">
            <text:p text:style-name="Table_20_Contents">For moving X, Y, Z axes.</text:p>
            <text:p text:style-name="Table_20_Contents">Use NEMA 17 for ease of design.</text:p>
            <text:p text:style-name="Table_20_Contents">High torque not necessary.</text:p>
          </table:table-cell>
          <table:table-cell table:style-name="Materials.D2" office:value-type="string">
            <text:p text:style-name="Table_20_Contents"/>
          </table:table-cell>
        </table:table-row>
        <table:table-row>
          <table:table-cell table:style-name="Materials.A2" office:value-type="string">
            <text:p text:style-name="Table_20_Contents">Timing belts and Pulleys</text:p>
          </table:table-cell>
          <table:table-cell table:style-name="Materials.A2" office:value-type="string">
            <text:p text:style-name="Table_20_Contents">2m, 2</text:p>
          </table:table-cell>
          <table:table-cell table:style-name="Materials.A2" office:value-type="string">
            <text:p text:style-name="Table_20_Contents">For moving the XY platform.</text:p>
          </table:table-cell>
          <table:table-cell table:style-name="Materials.D2" office:value-type="string">
            <text:p text:style-name="Table_20_Contents"><text:a xlink:type="simple" xlink:href="http://www.ebay.com/itm/2Pcs-GT2-20T-5mm-Bore-6mm-width-Pulley-79-GT2-Timing-Belt-For-3D-Printer-Reprap-/301656602311?hash=item463c2276c7:g:MIIAAOSwm8VUyc3D" text:style-name="Internet_20_link" text:visited-style-name="Visited_20_Internet_20_Link">Link</text:a></text:p>
          </table:table-cell>
        </table:table-row>
        <table:table-row>
          <table:table-cell table:style-name="Materials.A2" office:value-type="string">
            <text:p text:style-name="Table_20_Contents">Threaded rod and Coupler</text:p>
          </table:table-cell>
          <table:table-cell table:style-name="Materials.A2" office:value-type="string">
            <text:p text:style-name="Table_20_Contents">1,</text:p>
            <text:p text:style-name="Table_20_Contents">1</text:p>
          </table:table-cell>
          <table:table-cell table:style-name="Materials.A2" office:value-type="string">
            <text:p text:style-name="Table_20_Contents">For moving the pin pressing against the grains.</text:p>
            <text:p text:style-name="Table_20_Contents">Rod diameter = 8mm is a good starting point.</text:p>
          </table:table-cell>
          <table:table-cell table:style-name="Materials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Additional items:</text:p>
      <text:list xml:id="list5328349833232501136" text:style-name="L1">
        <text:list-item>
          <text:p text:style-name="P1">Jumper wires, breadboard.</text:p>
        </text:list-item>
        <text:list-item>
          <text:p text:style-name="P1">5V regulator.</text:p>
        </text:list-item>
        <text:list-item>
          <text:p text:style-name="P1">Diodes, resistors, capacitor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8M39S</meta:editing-duration>
    <meta:editing-cycles>11</meta:editing-cycles>
    <meta:generator>OpenOffice/4.1.3$Win32 OpenOffice.org_project/413m1$Build-9783</meta:generator>
    <dc:date>2016-10-27T20:30:11.27</dc:date>
    <dc:creator>Leon Cao</dc:creator>
    <meta:document-statistic meta:table-count="1" meta:image-count="0" meta:object-count="0" meta:page-count="1" meta:paragraph-count="47" meta:word-count="138" meta:character-count="756"/>
    <meta:user-defined meta:name="Info 1"/>
    <meta:user-defined meta:name="Info 2"/>
    <meta:user-defined meta:name="Info 3"/>
    <meta:user-defined meta:name="Info 4"/>
  </office:meta>
</office:document-meta>
</file>